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11pt" style:font-name-asian="Monaco" style:font-size-asian="11pt" style:font-name-complex="Monaco" style:font-size-complex="11pt"/>
    </style:style>
    <style:style style:name="P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T1" style:family="text">
      <style:text-properties fo:color="#000000" style:font-name="Monaco" fo:font-size="11pt" style:font-name-asian="Monaco" style:font-size-asian="11pt" style:font-name-complex="Monaco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noun Count: 2151</text:p>
      <text:p text:style-name="P1">Pronoun Types: Possesive(6), Demonstrative(209), Indefinite(150), Realtive(505)</text:p>
      <text:p text:style-name="P1"/>
      <text:p text:style-name="P1">que(357), </text:p>
      <text:p text:style-name="P1">os(6), </text:p>
      <text:p text:style-name="P1">yo(188), </text:p>
      <text:p text:style-name="P1">algo(22), </text:p>
      <text:p text:style-name="P1">ese(143), </text:p>
      <text:p text:style-name="P1">nada(43), </text:p>
      <text:p text:style-name="P1">sí(72), </text:p>
      <text:p text:style-name="P1">cual(5), </text:p>
      <text:p text:style-name="P1">se(206), </text:p>
      <text:p text:style-name="P1">cómo(29), </text:p>
      <text:p text:style-name="P1">me(157), </text:p>
      <text:p text:style-name="P1">qué(66), </text:p>
      <text:p text:style-name="P1">cuándo(4), </text:p>
      <text:p text:style-name="P1">nos(38), </text:p>
      <text:p text:style-name="P1">todo(25), </text:p>
      <text:p text:style-name="P1">tú(59), </text:p>
      <text:p text:style-name="P1">lo(239), </text:p>
      <text:p text:style-name="P1">uno(14), </text:p>
      <text:p text:style-name="P1">alguien(3), </text:p>
      <text:p text:style-name="P1">quién(11), </text:p>
      <text:p text:style-name="P1">este(54), </text:p>
      <text:p text:style-name="P1">él(28), </text:p>
      <text:p text:style-name="P1">ello(3), </text:p>
      <text:p text:style-name="P1">le(95), </text:p>
      <text:p text:style-name="P1">mí(21), </text:p>
      <text:p text:style-name="P1">cuál(7), </text:p>
      <text:p text:style-name="P1">otro(14), </text:p>
      <text:p text:style-name="P1">nosotros(12), </text:p>
      <text:p text:style-name="P1">te(143), </text:p>
      <text:p text:style-name="P1">alguno(5), </text:p>
      <text:p text:style-name="P1">tuyo(2), </text:p>
      <text:p text:style-name="P1">donde(6), </text:p>
      <text:p text:style-name="P1">ellos(21), </text:p>
      <text:p text:style-name="P1">contigo(1), </text:p>
      <text:p text:style-name="P1">nadie(4), </text:p>
      <text:p text:style-name="P1">poco(10), </text:p>
      <text:p text:style-name="P1">tal(8), </text:p>
      <text:p text:style-name="P1">cuánto(8), </text:p>
      <text:p text:style-name="P1">dónde(4), </text:p>
      <text:p text:style-name="P1">vosotros(8), </text:p>
      <text:p text:style-name="P1">quien(4), </text:p>
      <text:p text:style-name="P1">ti(8), </text:p>
      <text:p text:style-name="P1"><text:soft-page-break/>suyo(349), </text:p>
      <text:p text:style-name="P1">aquel(1), </text:p>
      <text:p text:style-name="P1">adónde(2), </text:p>
      <text:p text:style-name="P1">ninguno(1), </text:p>
      <text:p text:style-name="P1">usted(3), </text:p>
      <text:p text:style-name="P1">mío(1), </text:p>
      <text:p text:style-name="P1">medio(1), </text:p>
      <text:p text:style-name="P1">cuanto(2), </text:p>
      <text:p text:style-name="P1">nuestro(2), </text:p>
      <text:p text:style-name="P1">mucho(4), </text:p>
      <text:p text:style-name="P1">demás(3), </text:p>
      <text:p text:style-name="P2"><text:span text:style-name="T1">ambos(1),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09:35:37</meta:creation-date>
    <dc:date>2016-06-01T10:00:59</dc:date>
    <meta:editing-duration>PT25M23S</meta:editing-duration>
    <meta:editing-cycles>2</meta:editing-cycles>
    <meta:generator>OpenOffice.org/3.4$Unix OpenOffice.org_project/340m1$Build-9590</meta:generator>
    <meta:document-statistic meta:table-count="0" meta:image-count="0" meta:object-count="0" meta:page-count="2" meta:paragraph-count="56" meta:word-count="63" meta:character-count="629"/>
  </office:meta>
</office:document-meta>
</file>